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3pt" fo:language="en" fo:country="US" fo:font-weight="bold" officeooo:rsid="003b427d" officeooo:paragraph-rsid="003b427d"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22pt" fo:language="en" fo:country="US" fo:font-weight="bold" officeooo:rsid="003b427d" officeooo:paragraph-rsid="003b427d" style:font-size-asian="22pt" style:font-weight-asian="bold" style:font-size-complex="22pt" style:font-weight-complex="bold"/>
    </style:style>
    <style:style style:name="P5" style:family="paragraph" style:parent-style-name="Standard" style:master-page-name="Standard">
      <style:paragraph-properties fo:text-align="center" style:justify-single-word="false" style:page-number="auto"/>
      <style:text-properties fo:font-size="13pt" fo:language="en" fo:country="US" fo:font-weight="bold" officeooo:rsid="003b427d" officeooo:paragraph-rsid="003b427d" style:font-size-asian="13pt" style:font-weight-asian="bold" style:font-size-complex="13pt" style:font-weight-complex="bold"/>
    </style:style>
    <style:style style:name="P6" style:family="paragraph" style:parent-style-name="Text_20_body">
      <style:text-properties officeooo:paragraph-rsid="003be964"/>
    </style:style>
    <style:style style:name="P7" style:family="paragraph" style:parent-style-name="Text_20_body">
      <style:text-properties officeooo:rsid="003c4237" officeooo:paragraph-rsid="003c4237"/>
    </style:style>
    <style:style style:name="P8" style:family="paragraph" style:parent-style-name="Text_20_body" style:list-style-name="L3">
      <style:text-properties officeooo:rsid="003c4237" officeooo:paragraph-rsid="003c4237"/>
    </style:style>
    <style:style style:name="P9" style:family="paragraph" style:parent-style-name="Text_20_body">
      <style:text-properties officeooo:rsid="003e7cf6" officeooo:paragraph-rsid="003e7cf6"/>
    </style:style>
    <style:style style:name="P10" style:family="paragraph" style:parent-style-name="Text_20_body" style:list-style-name="L4">
      <style:text-properties officeooo:rsid="003e7cf6" officeooo:paragraph-rsid="003e7cf6"/>
    </style:style>
    <style:style style:name="P11" style:family="paragraph" style:parent-style-name="Text_20_body" style:list-style-name="L4">
      <style:text-properties officeooo:rsid="00401f7d" officeooo:paragraph-rsid="00401f7d"/>
    </style:style>
    <style:style style:name="P12" style:family="paragraph" style:parent-style-name="Heading_20_1">
      <style:paragraph-properties fo:break-before="page"/>
      <style:text-properties officeooo:rsid="003be964" officeooo:paragraph-rsid="003be964"/>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ooter">
      <style:paragraph-properties fo:text-align="center" style:justify-single-word="false"/>
    </style:style>
    <style:style style:name="T1" style:family="text">
      <style:text-properties officeooo:rsid="003be964"/>
    </style:style>
    <style:style style:name="T2" style:family="text">
      <style:text-properties officeooo:rsid="003e1414"/>
    </style:style>
    <style:style style:name="T3" style:family="text">
      <style:text-properties officeooo:rsid="00401f7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SM Project</text:p>
      <text:p text:style-name="P3">JavaCard Applet</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ocument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Jerguš Lysý<text:tab/><text:tab/><text:tab/><text:tab/><text:tab/><text:tab/><text:tab/><text:tab/><text:tab/><text:tab/><text:tab/>1.5.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4"><text:a xlink:type="simple" xlink:href="#__RefHeading__324_1626739460" text:style-name="Index_20_Link" text:visited-style-name="Index_20_Link">1Introduction<text:tab/>3</text:a></text:p>
          <text:p text:style-name="P13"><text:a xlink:type="simple" xlink:href="#__RefHeading__434_1626739460" text:style-name="Index_20_Link" text:visited-style-name="Index_20_Link">1.1 Design<text:tab/>3</text:a></text:p>
          <text:p text:style-name="P13"><text:a xlink:type="simple" xlink:href="#__RefHeading__2010_1626739460" text:style-name="Index_20_Link" text:visited-style-name="Index_20_Link">1.2 Securing applet<text:tab/>3</text:a></text:p>
        </text:index-body>
      </text:table-of-content>
      <text:p text:style-name="Standard"/>
      <text:h text:style-name="P12" text:outline-level="1"><text:bookmark-start text:name="__RefHeading__324_1626739460"/>Introduction<text:bookmark-end text:name="__RefHeading__324_1626739460"/></text:h>
      <text:p text:style-name="P6"><text:span text:style-name="T1">For the purposes of the HSM project the JavaCard applet has to be implemented as the working key provisioner for the application. This document shall specify this part of the project in more detail as well as the implemented applet.</text:span></text:p>
      <text:h text:style-name="Heading_20_2" text:outline-level="2"><text:bookmark-start text:name="__RefHeading__434_1626739460"/>Design<text:bookmark-end text:name="__RefHeading__434_1626739460"/></text:h>
      <text:p text:style-name="P7">The aim of the applet is to provide a cryptographic key that is used by the application. The key transmitting is made in a rather secure way, which consists of the following main features:</text:p>
      <text:list xml:id="list5163920276401841794" text:style-name="L3">
        <text:list-item>
          <text:p text:style-name="P8">Secure channel opened on JavaCard using three cyrptographic keys.</text:p>
        </text:list-item>
        <text:list-item>
          <text:p text:style-name="P8">Key protected by a PIN (required from the application) and PUK (set during applet installation).</text:p>
        </text:list-item>
        <text:list-item>
          <text:p text:style-name="P8">Protected from running any applet functions by using automata-based programming approach.</text:p>
        </text:list-item>
      </text:list>
      <text:p text:style-name="P7">All of these three concept<text:span text:style-name="T2">s</text:span> are <text:span text:style-name="T2">introduced in</text:span> the applet and are discussed in the following <text:span text:style-name="T2">sections</text:span>. <text:span text:style-name="T2">The implementation of <text:s/>these features is described in the next chapter</text:span>. The last two chapters present the usage of secure domain of Global Platform and scripts needed for an applet installation and testing.</text:p>
      <text:h text:style-name="Heading_20_2" text:outline-level="2"><text:bookmark-start text:name="__RefHeading__2010_1626739460"/>Securing applet<text:bookmark-end text:name="__RefHeading__2010_1626739460"/></text:h>
      <text:p text:style-name="P9">For the security of the overall project the secure channel must be initialized between the application and the applet. At least these aspects have to be reached to preserve such a security:</text:p>
      <text:list xml:id="list8486259935850825270" text:style-name="L4">
        <text:list-item>
          <text:p text:style-name="P10">Mutual authentication of the JavaCard a <text:span text:style-name="T3">the application.</text:span></text:p>
        </text:list-item>
        <text:list-item>
          <text:p text:style-name="P11">Integrity and confi of APDUs</text:p>
        </text:list-item>
      </text:list>
      <text:p text:style-name="P9">For this purpose the Security Domain on JavaCard. This domain has been installed into the card with provided all of the mandatory keys. The application 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gus Lysy</meta:initial-creator>
    <meta:creation-date>2017-03-03T18:00:37.762180919</meta:creation-date>
    <dc:date>2017-05-01T14:20:33.775303317</dc:date>
    <dc:creator>Jergus Lysy</dc:creator>
    <meta:editing-duration>PT1H43M29S</meta:editing-duration>
    <meta:editing-cycles>26</meta:editing-cycles>
    <meta:generator>LibreOffice/4.3.3.2$Linux_X86_64 LibreOffice_project/430m0$Build-2</meta:generator>
    <meta:document-statistic meta:table-count="0" meta:image-count="0" meta:object-count="0" meta:page-count="3" meta:paragraph-count="22" meta:word-count="264" meta:character-count="1588" meta:non-whitespace-character-count="1342"/>
  </office:meta>
</office:document-meta>
</file>